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8e47" officeooo:paragraph-rsid="000b8e47"/>
    </style:style>
    <style:style style:name="P2" style:family="paragraph" style:parent-style-name="Standard">
      <style:text-properties fo:font-weight="bold" officeooo:rsid="000d7c11" officeooo:paragraph-rsid="000d7c11" style:font-weight-asian="bold" style:font-weight-complex="bold"/>
    </style:style>
    <style:style style:name="P3" style:family="paragraph" style:parent-style-name="Standard">
      <style:text-properties fo:font-weight="bold" officeooo:rsid="000d7c11" officeooo:paragraph-rsid="00120134" style:font-weight-asian="bold" style:font-weight-complex="bold"/>
    </style:style>
    <style:style style:name="P4" style:family="paragraph" style:parent-style-name="Standard">
      <style:text-properties officeooo:rsid="000d7c11" officeooo:paragraph-rsid="000d7c11"/>
    </style:style>
    <style:style style:name="P5" style:family="paragraph" style:parent-style-name="Standard">
      <style:text-properties officeooo:rsid="000d7c11" officeooo:paragraph-rsid="00120134"/>
    </style:style>
    <style:style style:name="P6" style:family="paragraph" style:parent-style-name="Standard">
      <style:text-properties officeooo:rsid="0010ad89" officeooo:paragraph-rsid="0010ad89"/>
    </style:style>
    <style:style style:name="P7" style:family="paragraph" style:parent-style-name="Standard">
      <style:text-properties fo:font-weight="normal" officeooo:rsid="0010ad89" officeooo:paragraph-rsid="00120134" style:font-weight-asian="normal" style:font-weight-complex="normal"/>
    </style:style>
    <style:style style:name="P8" style:family="paragraph" style:parent-style-name="Standard">
      <style:text-properties fo:font-weight="normal" officeooo:rsid="0010ad89" officeooo:paragraph-rsid="001492ae" style:font-weight-asian="normal" style:font-weight-complex="normal"/>
    </style:style>
    <style:style style:name="T1" style:family="text">
      <style:text-properties officeooo:rsid="000f718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2013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492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Running Lyric Mod task</text:span></text:p>
      <text:p text:style-name="P1">1. open MATLAB</text:p>
      <text:p text:style-name="P1">2. navigate to /Users/owenlab/Documents/Avital/Music and Memory</text:p>
      <text:p text:style-name="P1">3. type run LyricMod into the command window</text:p>
      <text:p text:style-name="P1">4. follow instructions:</text:p>
      <text:p text:style-name="P1"><text:tab/>press 1 to open on the current screen – enter </text:p>
      <text:p text:style-name="P1"><text:tab/>Subject ID: ‘enter id’ - enter</text:p>
      <text:p text:style-name="P1"><text:tab/>enter group A – 1 or group B – 2 – enter</text:p>
      <text:p text:style-name="P1"><text:tab/>If this is the first or last session press 1 to do all of the lyric mods. </text:p>
      <text:p text:style-name="P1"><text:tab/>If this is any other session press 2 – enter </text:p>
      <text:p text:style-name="P1">5. the left and right arrow keys should be used to respond (left = 1, right = 2)</text:p>
      <text:p text:style-name="P1"/>
      <text:p text:style-name="P2">Running GMSI melodic memory</text:p>
      <text:p text:style-name="P4">1. open Finder</text:p>
      <text:p text:style-name="P4">2. navigate to Documents/Avital/GoldMSI_Psychopy/MelodyMemory</text:p>
      <text:p text:style-name="P4">3. INSTRUCTIONS – open MelodyMemory_instructions.ppt go through this powerpoint with participant</text:p>
      <text:p text:style-name="P4">REMIND PARTICIPANTS THAT THE TOP BAR (SAME/DIFFERENT) MUST BE CLICKED FIRST, THEN THE BOTTOM BAR</text:p>
      <text:p text:style-name="P4">4. when the participant understands the task you can start the task</text:p>
      <text:p text:style-name="P4">5. double click on melodymemory.psyexp – the task will open in PsychoPy2</text:p>
      <text:p text:style-name="P4">6. Click the green circle with the white running man</text:p>
      <text:p text:style-name="P4">7. uid = subject ID; session = 1</text:p>
      <text:p text:style-name="P4">8. click OK</text:p>
      <text:p text:style-name="P4">9. the task will start</text:p>
      <text:p text:style-name="P8">10. after the participant is finished – navigate into the data folder and add the participant’s user ID to the <text:span text:style-name="T5">BEGINNING of the </text:span>.csv file <text:span text:style-name="T5">name </text:span>that was just created</text:p>
      <text:p text:style-name="P6"/>
      <text:p text:style-name="P3">Running GMSI <text:span text:style-name="T1">beat perception<text:line-break/></text:span><text:span text:style-name="T2">1. open Finder</text:span></text:p>
      <text:p text:style-name="P5">2. navigate to Documents/Avital/GoldMSI_Psychopy/<text:span text:style-name="T3">BeatPerception</text:span></text:p>
      <text:p text:style-name="P5">3. INSTRUCTIONS – open <text:span text:style-name="T3">BeatPerception</text:span>_instructions.ppt go through this powerpoint with participant</text:p>
      <text:p text:style-name="P5">REMIND PARTICIPANTS THAT THE TOP BAR (SAME/DIFFERENT) MUST BE CLICKED FIRST, THEN THE BOTTOM BAR</text:p>
      <text:p text:style-name="P5">4. when the participant understands the task you can start the task</text:p>
      <text:p text:style-name="P5">5. double click on <text:span text:style-name="T3">beatperception</text:span>.psyexp – the task will open in PsychoPy2</text:p>
      <text:p text:style-name="P5">6. Click the green circle with the white running man</text:p>
      <text:p text:style-name="P5">7. uid = subject ID; session = 1</text:p>
      <text:p text:style-name="P5">8. click OK</text:p>
      <text:p text:style-name="P5">9. the task will start</text:p>
      <text:p text:style-name="P7">10. after the participant is finished – navigate into the data folder and add the participant’s user ID to the <text:span text:style-name="T5">BEGINNING of the </text:span>.csv file <text:span text:style-name="T5">name </text:span>that was just crea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7-09-19T10:16:08.943727000</meta:creation-date>
    <dc:date>2017-09-19T10:40:40.825292000</dc:date>
    <dc:creator>A Sternin</dc:creator>
    <meta:editing-duration>PT24M28S</meta:editing-duration>
    <meta:editing-cycles>8</meta:editing-cycles>
    <meta:generator>LibreOffice/5.2.3.3$MacOSX_X86_64 LibreOffice_project/d54a8868f08a7b39642414cf2c8ef2f228f780cf</meta:generator>
    <meta:document-statistic meta:table-count="0" meta:image-count="0" meta:object-count="0" meta:page-count="1" meta:paragraph-count="34" meta:word-count="320" meta:character-count="1922" meta:non-whitespace-character-count="1617"/>
  </office:meta>
</office:document-meta>
</file>